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786" officeooo:paragraph-rsid="0015e786"/>
    </style:style>
    <style:style style:name="P2" style:family="paragraph" style:parent-style-name="Standard">
      <style:text-properties officeooo:rsid="0015e786" officeooo:paragraph-rsid="0015e786"/>
    </style:style>
    <style:style style:name="P3" style:family="paragraph" style:parent-style-name="Standard">
      <style:text-properties officeooo:rsid="0016ee6f" officeooo:paragraph-rsid="0016ee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se of the Intaum CPU</text:p>
      <text:p text:style-name="P1"/>
      <text:p text:style-name="P1">You means the person software/hardware is distributed to.</text:p>
      <text:p text:style-name="P1"/>
      <text:p text:style-name="P1">1. You might not modify or <text:s/>distribute the source without complaint with the license terms.</text:p>
      <text:p text:style-name="P1">2. You might not use the products produced from the source for body implantation.</text:p>
      <text:p text:style-name="P1">3. You might not add any functionality except to increase or decrease speed of execution of the Intaum CPU.</text:p>
      <text:p text:style-name="P1">4. You might embed in another larger project such as system on chip or tile CCNUMA chiplet package.</text:p>
      <text:p text:style-name="P1">5. If you modify the source code you must make the changes available under this license.</text:p>
      <text:p text:style-name="P1">6. 5 can be omitted by agreement with the copyright holder, separate from this license</text:p>
      <text:p text:style-name="P3">7. This source code is not to be used by a US entit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34:44.976424832</meta:creation-date>
    <dc:date>2025-07-02T15:34:45.250266531</dc:date>
    <meta:editing-duration>PT6M2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23" meta:character-count="686" meta:non-whitespace-character-count="571"/>
  </office:meta>
</office:document-meta>
</file>